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80325" officeooo:paragraph-rsid="00080325"/>
    </style:style>
    <style:style style:name="P2" style:family="paragraph" style:parent-style-name="Standard">
      <style:text-properties officeooo:rsid="00095da0" officeooo:paragraph-rsid="00095da0"/>
    </style:style>
    <style:style style:name="T1" style:family="text">
      <style:text-properties officeooo:rsid="00080325"/>
    </style:style>
    <style:style style:name="T2" style:family="text">
      <style:text-properties officeooo:rsid="00095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Pseudo-code for four point FIR:</text:span></text:p>
      <text:p text:style-name="P1">idle: if(data_ready ==0) <text:s/>goto idle</text:p>
      <text:p text:style-name="P2"><text:tab/>elseif (LC) goto load1</text:p>
      <text:p text:style-name="P1"><text:tab/>else goto store</text:p>
      <text:p text:style-name="P2">load1: reg[6] = data</text:p>
      <text:p text:style-name="P2">wait_load1: goto load2</text:p>
      <text:p text:style-name="P2">load2: reg[7] =data</text:p>
      <text:p text:style-name="P2">wait_load2: goto load2</text:p>
      <text:p text:style-name="P2">load1: reg[8] = data</text:p>
      <text:p text:style-name="P2">wait_load3: goto load2</text:p>
      <text:p text:style-name="P2">load2: reg[9] =data</text:p>
      <text:p text:style-name="P1">store: if(data_ready == 0) goto eidle</text:p>
      <text:p text:style-name="P1"><text:tab/>else reg[<text:span text:style-name="T2">5</text:span>] = data</text:p>
      <text:p text:style-name="P1"><text:tab/>err = 0</text:p>
      <text:p text:style-name="P1">zero: reg[0] = 0</text:p>
      <text:p text:style-name="P1">sort1: reg[1] = reg[2]</text:p>
      <text:p text:style-name="P1">sort2: reg[2] = reg[3]</text:p>
      <text:p text:style-name="P1">sort3: reg[3] = reg[4]</text:p>
      <text:p text:style-name="P1">sort4: reg[4] = reg[5]</text:p>
      <text:p text:style-name="P1">mul1: reg[<text:span text:style-name="T2">10</text:span>] = reg[1] * reg[<text:span text:style-name="T2">6</text:span>]</text:p>
      <text:p text:style-name="P1">sub1: reg[0] = reg[0] -reg[<text:span text:style-name="T2">10</text:span>]</text:p>
      <text:p text:style-name="P1"><text:tab/>if(V) goto eidle</text:p>
      <text:p text:style-name="P1">mul2: reg[<text:span text:style-name="T2">10</text:span>] = reg[2] * reg[<text:span text:style-name="T2">7</text:span>]</text:p>
      <text:p text:style-name="P1">add1: reg[0] = reg[0] <text:s/>+ reg[<text:span text:style-name="T2">10</text:span>]</text:p>
      <text:p text:style-name="P1"><text:tab/>if(V) goto eidle</text:p>
      <text:p text:style-name="P1">mul<text:span text:style-name="T2">3</text:span>: reg[<text:span text:style-name="T2">10</text:span>] = reg[<text:span text:style-name="T2">3</text:span>] * reg[<text:span text:style-name="T2">8</text:span>]</text:p>
      <text:p text:style-name="P1">sub<text:span text:style-name="T2">2</text:span>: reg[0] = reg[0] -reg[<text:span text:style-name="T2">10</text:span>]</text:p>
      <text:p text:style-name="P1"><text:tab/>if(V) goto eidle</text:p>
      <text:p text:style-name="P1">mul<text:span text:style-name="T2">4</text:span>: reg[<text:span text:style-name="T2">10</text:span>] = reg[<text:span text:style-name="T2">4</text:span>] * reg[<text:span text:style-name="T2">9</text:span>]</text:p>
      <text:p text:style-name="P1"><text:span text:style-name="T2">add2</text:span>: reg[0] = reg[0] <text:span text:style-name="T2">+</text:span>reg[<text:span text:style-name="T2">10</text:span>]</text:p>
      <text:p text:style-name="P1"><text:tab/>if(V) goto eidle</text:p>
      <text:p text:style-name="P1"><text:tab/><text:span text:style-name="T2">else goto idle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02-17T17:33:21.005500255</meta:creation-date>
    <dc:date>2016-02-17T18:04:24.578930406</dc:date>
    <dc:creator>Mentor Graphics</dc:creator>
    <meta:editing-duration>PT12M52S</meta:editing-duration>
    <meta:editing-cycles>1</meta:editing-cycles>
    <meta:document-statistic meta:table-count="0" meta:image-count="0" meta:object-count="0" meta:page-count="1" meta:paragraph-count="32" meta:word-count="133" meta:character-count="747" meta:non-whitespace-character-count="634"/>
    <meta:generator>LibreOffice/4.2.8.2$Linux_X86_64 LibreOffice_project/420$Build-2</meta:generator>
  </office:meta>
</office:document-meta>
</file>